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Fallback" svg:font-family="'Droid Sans Fallback', 'MS Mincho'" style:font-pitch="variable"/>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Condensed1" svg:font-family="'HelveticaNeue Condensed', 'Courier New'" style:font-family-generic="swiss" style:font-pitch="variable"/>
    <style:font-face style:name="HelveticaNeue MediumCond1" svg:font-family="'HelveticaNeue MediumCond'"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Cont">
      <style:text-properties officeooo:paragraph-rsid="000e8858"/>
    </style:style>
    <style:style style:name="P2" style:family="paragraph" style:parent-style-name="Chapter_20_Title" style:master-page-name="Standard">
      <style:paragraph-properties style:page-number="auto"/>
    </style:style>
    <style:style style:name="P3" style:family="paragraph" style:parent-style-name="Code">
      <style:text-properties officeooo:paragraph-rsid="000fdb1f"/>
    </style:style>
    <style:style style:name="P4" style:family="paragraph" style:parent-style-name="Side_20_Bar_20_Head">
      <style:paragraph-properties fo:padding="0in" fo:border="2.24pt solid #000000"/>
    </style:style>
    <style:style style:name="P5" style:family="paragraph" style:parent-style-name="Standard">
      <style:paragraph-properties fo:text-align="justify" style:justify-single-word="false"/>
    </style:style>
    <style:style style:name="P6" style:family="paragraph" style:parent-style-name="Standard">
      <style:text-properties fo:color="#bfbfbf" style:font-name="ZapfDingbats1" fo:font-size="14pt" style:font-name-asian="ZapfDingbats1" style:font-size-asian="14pt" style:font-name-complex="ZapfDingbats1" style:font-size-complex="14pt"/>
    </style:style>
    <style:style style:name="T1" style:family="text">
      <style:text-properties style:font-name="Times" style:font-name-complex="Times" text:display="true"/>
    </style:style>
    <style:style style:name="T2" style:family="text">
      <style:text-properties fo:language="none" fo:country="none" fo:font-weight="bold" style:font-weight-asian="bold"/>
    </style:style>
    <style:style style:name="T3" style:family="text">
      <style:text-properties fo:language="none" fo:country="none" fo:font-weight="bold" style:font-weight-asian="bold" style:font-weight-complex="bold"/>
    </style:style>
    <style:style style:name="T4" style:family="text">
      <style:text-properties fo:language="en" fo:country="US"/>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weight-complex="bold"/>
    </style:style>
    <style:style style:name="T7" style:family="text">
      <style:text-properties fo:language="en" fo:country="US" fo:font-weight="bold" style:font-name-asian="HelveticaNeue Condensed1" style:font-weight-asian="bold"/>
    </style:style>
    <style:style style:name="T8" style:family="text">
      <style:text-properties fo:language="en" fo:country="US" officeooo:rsid="000e8858"/>
    </style:style>
    <style:style style:name="T9" style:family="text">
      <style:text-properties fo:font-weight="bold" style:font-weight-asian="bold"/>
    </style:style>
    <style:style style:name="T10" style:family="text">
      <style:text-properties fo:font-weight="bold" officeooo:rsid="000e8858" style:font-weight-asian="bold"/>
    </style:style>
    <style:style style:name="T11" style:family="text">
      <style:text-properties fo:font-weight="bold" style:font-name-asian="TheSansMonoConNormal1" style:font-weight-asian="bold"/>
    </style:style>
    <style:style style:name="T12" style:family="text">
      <style:text-properties fo:font-weight="bold" style:font-name-asian="HelveticaNeue Condensed1" style:font-weight-asian="bold"/>
    </style:style>
    <style:style style:name="T13" style:family="text">
      <style:text-properties fo:font-style="italic" fo:font-weight="bold" style:font-style-asian="italic" style:font-weight-asian="bold"/>
    </style:style>
    <style:style style:name="T14" style:family="text">
      <style:text-properties style:font-name="TheSansMonoCondensed-SemiLightI" style:font-name-complex="TheSansMonoCondensed-SemiLightI"/>
    </style:style>
    <style:style style:name="T15" style:family="text">
      <style:text-properties style:font-name-asian="TheSansMonoConNormal1"/>
    </style:style>
    <style:style style:name="T16" style:family="text">
      <style:text-properties style:font-name="Utopia-Bold" style:font-name-complex="Utopia-Bold"/>
    </style:style>
    <style:style style:name="T17" style:family="text">
      <style:text-properties style:font-name="Utopia-Bold" fo:language="en" fo:country="US" style:font-name-complex="Utopia-Bold"/>
    </style:style>
    <style:style style:name="T18" style:family="text">
      <style:text-properties style:font-name="Utopia-Bold" fo:language="en" fo:country="US" officeooo:rsid="000e8858" style:font-name-complex="Utopia-Bold"/>
    </style:style>
    <style:style style:name="T19" style:family="text">
      <style:text-properties style:font-name="Utopia-Bold" fo:language="none" fo:country="none" style:font-name-complex="Utopia-Bold"/>
    </style:style>
    <style:style style:name="T20" style:family="text">
      <style:text-properties style:font-name="Utopia-Italic" style:font-name-complex="Utopia-Italic"/>
    </style:style>
    <style:style style:name="T21" style:family="text">
      <style:text-properties style:font-name="Utopia-Italic" fo:font-style="italic" style:font-style-asian="italic" style:font-name-complex="Utopia-Italic" style:font-style-complex="italic"/>
    </style:style>
    <style:style style:name="T22" style:family="text">
      <style:text-properties style:font-name="Utopia-Italic" fo:language="en" fo:country="US" style:font-name-complex="Utopia-Italic"/>
    </style:style>
    <style:style style:name="T23" style:family="text">
      <style:text-properties style:font-name="TheSansMonoCondensed-Bold" fo:language="en" fo:country="US" style:font-name-complex="TheSansMonoCondensed-Bold"/>
    </style:style>
    <style:style style:name="T24" style:family="text">
      <style:text-properties officeooo:rsid="000e8858"/>
    </style:style>
    <style:style style:name="T25" style:family="text">
      <style:text-properties fo:font-weight="normal" style:font-weight-asian="normal" style:font-weight-complex="normal"/>
    </style:style>
    <style:style style:name="T26" style:family="text">
      <style:text-properties fo:font-weight="normal" style:font-weight-asian="normal" style:font-name-complex="TheSansMonoCondensed-Bold" style:font-weight-complex="normal"/>
    </style:style>
    <style:style style:name="T27" style:family="text">
      <style:text-properties fo:font-weight="normal" style:font-name-asian="TheSansMonoConNormal1" style:font-weight-asian="normal" style:font-weight-complex="normal"/>
    </style:style>
    <style:style style:name="T28" style:family="text">
      <style:text-properties style:use-window-font-color="true" style:font-name="HelveticaNeue Condensed" fo:font-size="13pt" fo:language="en" fo:country="GB" officeooo:rsid="000e8858" style:font-name-asian="Calibri" style:font-size-asian="13pt" style:font-name-complex="HelveticaNeue Condensed" style:font-size-complex="11pt" style:language-complex="ar" style:country-complex="SA"/>
    </style:style>
    <style:style style:name="T29" style:family="text">
      <style:text-properties fo:language="en" fo:country="GB" officeooo:rsid="000e8858" style:font-name-asian="Calibri" style:font-size-complex="11pt" style:language-complex="ar" style:country-complex="SA"/>
    </style:style>
    <style:style style:name="T30" style:family="text">
      <style:text-properties officeooo:rsid="000fdb1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Virtual Functions</text:p>
      <text:p text:style-name="Body_20_Text_20_First">Deriving classes is fun, but there’s not a<text:span text:style-name="T4"> </text:span>lot you can do with them—at least, not yet. The next step is to see how C++ implements type polymorphism, and this Exploration starts you on that journey.</text:p>
      <text:h text:style-name="Heading_20_1" text:outline-level="1"><text:bookmark-start text:name="type"/>Type Polymorphism</text:h>
      <text:p text:style-name="Body_20_Text_20_First">Recall from Exploration 3<text:span text:style-name="T24">7</text:span> that type polymorphism is the ability <text:span text:style-name="T4">of</text:span> a<text:span text:style-name="T4"> </text:span>variable of type B to take the “form” of any class derived from B. The obvious question is: “How?” The key in C++ is to use a magic keyword to declare a<text:span text:style-name="T4"> </text:span>member function in a<text:span text:style-name="T4"> </text:span>base class and also implement the function in a<text:span text:style-name="T4"> </text:span>derived class with a different magic word. The magic keyword tells the compiler that you want to invoke type polymorphism, and the compiler implements the polymorphism magic. Define a variable of type reference-to-base class and initialize it with an object of derived<text:span text:style-name="T4"> </text:span>class type. When you call the polymorphic function for the object, the compiled code checks the object’s actual type and calls the derived<text:span text:style-name="T4"> </text:span>class implementation of the function. The magic word to turn a<text:span text:style-name="T4"> </text:span>function into a<text:span text:style-name="T4"> </text:span>polymorphic function is <text:span text:style-name="Code_20_Inline">virtual</text:span>. Derived classes are marked with <text:span text:style-name="Code_20_Inline">override</text:span>.</text:p>
      <text:p text:style-name="Body_20_Text_20_Cont"><text:span text:style-name="T4">For example, suppose you want to be able to print any kind of work in the library (see Listing 3</text:span><text:span text:style-name="T8">8</text:span><text:span text:style-name="T4">-1) using standard (more or less) bibliographical format. For books, I use the format</text:span></text:p>
      <text:p text:style-name="Body_20_Text_20_Cont"><text:soft-page-break/><text:span text:style-name="Emphasis"/></text:p>
      <text:p text:style-name="Quote"><text:span text:style-name="Emphasis">author</text:span>, <text:span text:style-name="Emphasis">title</text:span>, <text:span text:style-name="Emphasis">year</text:span>.</text:p>
      <text:p text:style-name="Body_20_Text_20_Cont">For periodicals, I use</text:p>
      <text:p text:style-name="Quote"><text:span text:style-name="Emphasis">title</text:span>, <text:span text:style-name="Emphasis">volume</text:span>(<text:span text:style-name="Emphasis">number</text:span>), <text:span text:style-name="Emphasis">date</text:span>.</text:p>
      <text:p text:style-name="Body_20_Text_20_Cont"><text:span text:style-name="T6">Add a </text:span><text:span text:style-name="Code_20_Inline"><text:span text:style-name="T6">print</text:span></text:span><text:span text:style-name="T6"> member function to each class</text:span><text:span text:style-name="T4">, to print this information. Because this function has different behavior in each derived class, the function is polymorphic, so use the </text:span><text:span text:style-name="Code_20_Inline"><text:span text:style-name="T4">virtual</text:span></text:span><text:span text:style-name="T4"> keyword before the base class declaration of </text:span><text:span text:style-name="Code_20_Inline"><text:span text:style-name="T4">print</text:span></text:span><text:span text:style-name="T4"> and </text:span><text:span text:style-name="Code_20_Inline"><text:span text:style-name="T4">override</text:span></text:span><text:span text:style-name="T4"> after each derived class declaration, as shown in Listing 3</text:span><text:span text:style-name="T8">9</text:span><text:span text:style-name="T4">-1.</text:span></text:p>
      <text:p text:style-name="Code_20_Caption"><text:span text:style-name="T9">Listing</text:span><text:span text:style-name="T5"> </text:span><text:span text:style-name="T9">3</text:span><text:span text:style-name="T10">9</text:span><text:span text:style-name="T9">-1.</text:span> Adding a<text:span text:style-name="T4"> </text:span>Polymorphic <text:span text:style-name="Code_20_Inline"><text:span text:style-name="T14">print</text:span></text:span> Function to Every Class Derived from <text:span text:style-name="Code_20_Inline"><text:span text:style-name="T14">work</text:span></text:span></text:p>
      <text:p text:style-name="Code">class work</text:p>
      <text:p text:style-name="Code">{</text:p>
      <text:p text:style-name="Code">public:</text:p>
      <text:p text:style-name="Code"><text:span text:style-name="T15"><text:s text:c="2"/></text:span>work() = default;</text:p>
      <text:p text:style-name="Code"><text:span text:style-name="T15"><text:s text:c="2"/></text:span>work(work const&amp;) = default;</text:p>
      <text:p text:style-name="Code"><text:span text:style-name="T15"><text:s text:c="2"/></text:span>work(std::string_<text:span text:style-name="T24">view</text:span> id, std::string_<text:span text:style-name="T24">view</text:span> title) : id_{id}, title_{title} {}</text:p>
      <text:p text:style-name="Code"><text:span text:style-name="T11"><text:s/></text:span><text:span text:style-name="T27"><text:s/></text:span><text:span text:style-name="Code_20_Bold"><text:span text:style-name="T25">virtual ~work() {}</text:span></text:span></text:p>
      <text:p text:style-name="Code"><text:span text:style-name="T15"><text:s text:c="2"/></text:span>std::string const&amp; id() <text:s text:c="3"/>const { return id_; }</text:p>
      <text:p text:style-name="Code"><text:span text:style-name="T15"><text:s text:c="2"/></text:span>std::string const&amp; title() const { return title_; }</text:p>
      <text:p text:style-name="Code"><text:span text:style-name="T11"><text:s text:c="2"/></text:span><text:span text:style-name="Code_20_Bold"><text:span text:style-name="T25">virtual void print(std::ostream&amp;) const {}</text:span></text:span></text:p>
      <text:p text:style-name="Code">private:</text:p>
      <text:p text:style-name="Code"><text:span text:style-name="T15"><text:s text:c="2"/></text:span>std::string id_;</text:p>
      <text:p text:style-name="Code"><text:span text:style-name="T15"><text:s text:c="2"/></text:span>std::string title_;</text:p>
      <text:p text:style-name="Code">};</text:p>
      <text:p text:style-name="Code"/>
      <text:p text:style-name="Code">class book : public <text:span text:style-name="Code_20_Bold"><text:span text:style-name="T26">work</text:span></text:span></text:p>
      <text:p text:style-name="Code">{</text:p>
      <text:p text:style-name="Code">public:</text:p>
      <text:p text:style-name="Code"><text:span text:style-name="T15"><text:s text:c="2"/></text:span>book() : work{}, author_{}, pubyear_{0} {}</text:p>
      <text:p text:style-name="Code"><text:span text:style-name="T15"><text:s text:c="2"/></text:span>book(book const&amp;) = default;</text:p>
      <text:p text:style-name="P3"><text:span text:style-name="T15"><text:s text:c="2"/></text:span>book(std::string_<text:span text:style-name="T24">view</text:span> id, std::string_<text:span text:style-name="T24">view</text:span> title, std::string_<text:span text:style-name="T24">view</text:span> author,</text:p>
      <text:p text:style-name="Code"><text:span text:style-name="T15"><text:s text:c="7"/></text:span>int pubyear)</text:p>
      <text:p text:style-name="Code"><text:span text:style-name="T15"><text:s text:c="2"/></text:span>: work{id, title}, author_{author}, pubyear_{pubyear}</text:p>
      <text:p text:style-name="Code"><text:span text:style-name="T15"><text:s text:c="2"/></text:span>{}</text:p>
      <text:p text:style-name="Code"><text:span text:style-name="T15"><text:s text:c="2"/></text:span>std::string const&amp; author() const { return author_; }</text:p>
      <text:p text:style-name="Code"><text:span text:style-name="T15"><text:s text:c="2"/></text:span>int pubyear() <text:s text:c="14"/>const { return pubyear_; }</text:p>
      <text:p text:style-name="Code"><text:soft-page-break/><text:span text:style-name="T11"><text:s text:c="2"/></text:span><text:span text:style-name="Code_20_Bold"><text:span text:style-name="T25">void print(std::ostream&amp; out)</text:span></text:span></text:p>
      <text:p text:style-name="Code"><text:span text:style-name="Code_20_Bold"><text:span text:style-name="T27"><text:s text:c="2"/></text:span></text:span><text:span text:style-name="Code_20_Bold"><text:span text:style-name="T25">const override</text:span></text:span></text:p>
      <text:p text:style-name="Code"><text:span text:style-name="Code_20_Bold"><text:span text:style-name="T27"><text:s text:c="2"/></text:span></text:span><text:span text:style-name="Code_20_Bold"><text:span text:style-name="T25">{</text:span></text:span></text:p>
      <text:p text:style-name="Code"><text:span text:style-name="Code_20_Bold"><text:span text:style-name="T27"><text:s text:c="4"/></text:span></text:span><text:span text:style-name="Code_20_Bold"><text:span text:style-name="T25">out &lt;&lt; author() &lt;&lt; ", " &lt;&lt; title() &lt;&lt; ", " &lt;&lt; pubyear() &lt;&lt; ".";</text:span></text:span></text:p>
      <text:p text:style-name="Code"><text:span text:style-name="Code_20_Bold"><text:span text:style-name="T27"><text:s text:c="2"/></text:span></text:span><text:span text:style-name="Code_20_Bold"><text:span text:style-name="T25">}</text:span></text:span></text:p>
      <text:p text:style-name="Code">private:</text:p>
      <text:p text:style-name="Code"><text:span text:style-name="T15"><text:s text:c="2"/></text:span>std::string author_;</text:p>
      <text:p text:style-name="Code"><text:span text:style-name="T15"><text:s text:c="2"/></text:span>int pubyear_; ///&lt; year of publication</text:p>
      <text:p text:style-name="Code">};</text:p>
      <text:p text:style-name="Code"/>
      <text:p text:style-name="Code">class periodical : public <text:span text:style-name="Code_20_Bold"><text:span text:style-name="T26">work</text:span></text:span></text:p>
      <text:p text:style-name="Code">{</text:p>
      <text:p text:style-name="Code">public:</text:p>
      <text:p text:style-name="Code"><text:span text:style-name="T15"><text:s text:c="2"/></text:span>periodical() : work{}, volume_{0}, number_{0}, date_{} {}</text:p>
      <text:p text:style-name="Code"><text:span text:style-name="T15"><text:s text:c="2"/></text:span>periodical(periodical const&amp;) = default;</text:p>
      <text:p text:style-name="P3"><text:span text:style-name="T15"><text:s text:c="2"/></text:span>periodical(std::string_<text:span text:style-name="T24">view</text:span> id, std::string_<text:span text:style-name="T24">view</text:span> title, int volume,</text:p>
      <text:p text:style-name="Code"><text:span text:style-name="T15"><text:s text:c="13"/></text:span>int number,</text:p>
      <text:p text:style-name="P3"><text:span text:style-name="T15"><text:s/></text:span>std::string_<text:span text:style-name="T24">view</text:span> date)</text:p>
      <text:p text:style-name="Code"><text:span text:style-name="T15"><text:s text:c="2"/></text:span>: work{id, title}, volume_{volume}, number_{number}, date_{date}</text:p>
      <text:p text:style-name="Code"><text:span text:style-name="T15"><text:s text:c="2"/></text:span>{}</text:p>
      <text:p text:style-name="Code"><text:span text:style-name="T15"><text:s text:c="2"/></text:span>int volume() <text:s text:c="13"/>const { return volume_; }</text:p>
      <text:p text:style-name="Code"><text:span text:style-name="T15"><text:s text:c="2"/></text:span>int number() <text:s text:c="13"/>const { return number_; }</text:p>
      <text:p text:style-name="Code"><text:span text:style-name="T15"><text:s text:c="2"/></text:span>std::string const&amp; date() const { return date_; }</text:p>
      <text:p text:style-name="Code"><text:span text:style-name="T27"><text:s text:c="2"/></text:span><text:span text:style-name="Code_20_Bold"><text:span text:style-name="T25">void print(std::ostream&amp; out)</text:span></text:span></text:p>
      <text:p text:style-name="Code"><text:span text:style-name="Code_20_Bold"><text:span text:style-name="T27"><text:s text:c="2"/></text:span></text:span><text:span text:style-name="Code_20_Bold"><text:span text:style-name="T25">const override</text:span></text:span></text:p>
      <text:p text:style-name="Code"><text:span text:style-name="Code_20_Bold"><text:span text:style-name="T27"><text:s text:c="2"/></text:span></text:span><text:span text:style-name="Code_20_Bold"><text:span text:style-name="T25">{</text:span></text:span></text:p>
      <text:p text:style-name="Code"><text:span text:style-name="Code_20_Bold"><text:span text:style-name="T27"><text:s text:c="4"/></text:span></text:span><text:span text:style-name="Code_20_Bold"><text:span text:style-name="T25">out &lt;&lt; title() &lt;&lt; ", " &lt;&lt; volume() &lt;&lt; '(' &lt;&lt; number() &lt;&lt; "), " &lt;&lt; </text:span></text:span></text:p>
      <text:p text:style-name="Code"><text:span text:style-name="Code_20_Bold"><text:span text:style-name="T27"><text:s text:c="11"/></text:span></text:span><text:span text:style-name="Code_20_Bold"><text:span text:style-name="T25">date() &lt;&lt; ".";</text:span></text:span></text:p>
      <text:p text:style-name="Code"><text:span text:style-name="Code_20_Bold"><text:span text:style-name="T27"><text:s text:c="2"/></text:span></text:span><text:span text:style-name="Code_20_Bold"><text:span text:style-name="T25">}</text:span></text:span></text:p>
      <text:p text:style-name="Code">private:</text:p>
      <text:p text:style-name="Code"><text:span text:style-name="T15"><text:s text:c="2"/></text:span>int volume_; <text:s text:c="6"/>///&lt; volume number</text:p>
      <text:p text:style-name="Code"><text:span text:style-name="T15"><text:s text:c="2"/></text:span>int number_; <text:s text:c="6"/>///&lt; issue number</text:p>
      <text:p text:style-name="Code"><text:span text:style-name="T15"><text:s text:c="2"/></text:span>std::string date_; ///&lt; publication date</text:p>
      <text:p text:style-name="Code">};</text:p>
      <text:p text:style-name="Note_2f_Tip_2f_Caution"><text:span text:style-name="Dingbat_20_Symbol"><text:span text:style-name="T12"></text:span></text:span><text:span text:style-name="Dingbat_20_Symbol"><text:span text:style-name="T7"></text:span></text:span><text:span text:style-name="Strong_20_Emphasis">Tip</text:span><text:span text:style-name="T4"><text:tab/></text:span>When writing a stub function, such as <text:span text:style-name="Code_20_Inline">print()</text:span><text:span text:style-name="T4">, </text:span>in the <text:span text:style-name="Code_20_Inline">base</text:span> class, omit the parameter name or names. The compiler <text:span text:style-name="T4">requires</text:span> only the parameter types. Some compilers warn you if a parameter or variable is not used, and even if the compiler doesn’t issue a warning, it is a clear message to the human who reads your code that the parameters are not used.</text:p>
      <text:p text:style-name="Body_20_Text_20_Cont"><text:span text:style-name="T4">A program that has a reference to a </text:span><text:span text:style-name="Code_20_Inline"><text:span text:style-name="T4">work</text:span></text:span><text:span text:style-name="T4"> object can call the </text:span><text:span text:style-name="Code_20_Inline"><text:span text:style-name="T4">print</text:span></text:span><text:span text:style-name="T4"> member function to print that work, and because </text:span><text:span text:style-name="Code_20_Inline"><text:span text:style-name="T4">print</text:span></text:span><text:span text:style-name="T4"> is polymorphic, or virtual, the C++ </text:span><text:soft-page-break/><text:span text:style-name="T4">environment performs its magic to ensure that the correct </text:span><text:span text:style-name="Code_20_Inline"><text:span text:style-name="T4">print</text:span></text:span><text:span text:style-name="T4"> is called, depending on whether the </text:span><text:span text:style-name="Code_20_Inline"><text:span text:style-name="T4">work</text:span></text:span><text:span text:style-name="T4"> object is actually a </text:span><text:span text:style-name="Code_20_Inline"><text:span text:style-name="T4">book</text:span></text:span><text:span text:style-name="T4"> or a </text:span><text:span text:style-name="Code_20_Inline"><text:span text:style-name="T4">periodical</text:span></text:span><text:span text:style-name="T4">. To see this demonstrated, read the program in Listing 3</text:span><text:span text:style-name="T8">9</text:span><text:span text:style-name="T4">-2.</text:span></text:p>
      <text:p text:style-name="Code_20_Caption"><text:span text:style-name="T9">Listing</text:span><text:span text:style-name="T5"> </text:span><text:span text:style-name="T9">3</text:span><text:span text:style-name="T10">9</text:span><text:span text:style-name="T9">-2.</text:span> Calling the <text:span text:style-name="Code_20_Inline"><text:span text:style-name="T14">print</text:span></text:span> Function</text:p>
      <text:p text:style-name="Code">#include &lt;iostream&gt;</text:p>
      <text:p text:style-name="Code">#include &lt;string&gt;</text:p>
      <text:p text:style-name="Code"/>
      <text:p text:style-name="Code">// All of Listing<text:span text:style-name="T4"> </text:span>3<text:span text:style-name="T30">9</text:span>-1 belongs here</text:p>
      <text:p text:style-name="Code">... omitted for brevity ...</text:p>
      <text:p text:style-name="Code"/>
      <text:p text:style-name="Code">void showoff(work const&amp; w)</text:p>
      <text:p text:style-name="Code">{</text:p>
      <text:p text:style-name="Code"><text:span text:style-name="T15"><text:s text:c="2"/></text:span>w.print(std::cout);</text:p>
      <text:p text:style-name="Code"><text:span text:style-name="T15"><text:s text:c="2"/></text:span>std::cout &lt;&lt; '\n';</text:p>
      <text:p text:style-name="Code">}</text:p>
      <text:p text:style-name="Code"/>
      <text:p text:style-name="Code">int main()</text:p>
      <text:p text:style-name="Code">{</text:p>
      <text:p text:style-name="Code"><text:span text:style-name="T15"><text:s text:c="2"/></text:span>book sc{"1", "The Sun Also Crashes", "Ernest Lemmingway", 2000};</text:p>
      <text:p text:style-name="Code"><text:span text:style-name="T15"><text:s text:c="2"/></text:span>book ecpp{"2", "Exploring C++", "Ray Lischner", 20<text:span text:style-name="T24">20</text:span>};</text:p>
      <text:p text:style-name="Code"><text:span text:style-name="T15"><text:s text:c="2"/></text:span>periodical pop{"3", "Popular C++", 13, 42, "January 1, 2000"};</text:p>
      <text:p text:style-name="Code"><text:span text:style-name="T15"><text:s text:c="2"/></text:span>periodical today{"4", "C++ Today", 1, 1, "January 13, 1984"};</text:p>
      <text:p text:style-name="Code"/>
      <text:p text:style-name="Code"><text:span text:style-name="T15"><text:s text:c="2"/></text:span>showoff(sc);</text:p>
      <text:p text:style-name="Code"><text:span text:style-name="T15"><text:s text:c="2"/></text:span>showoff(ecpp);</text:p>
      <text:p text:style-name="Code"><text:span text:style-name="T15"><text:s text:c="2"/></text:span>showoff(pop);</text:p>
      <text:p text:style-name="Code"><text:span text:style-name="T15"><text:s text:c="2"/></text:span>showoff(today);</text:p>
      <text:p text:style-name="Code">}</text:p>
      <text:p text:style-name="Body_20_Text_20_Cont"><text:span text:style-name="Strong_20_Emphasis"><text:span text:style-name="T17">What output do you expect?</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T4">Try it. </text:span><text:span text:style-name="Strong_20_Emphasis"><text:span text:style-name="T17">What output do you actually get?</text:span></text:span></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Body_20_Text_20_Cont"><text:span text:style-name="T4">The </text:span><text:span text:style-name="Code_20_Inline"><text:span text:style-name="T4">showoff</text:span></text:span><text:span text:style-name="T4"> function does not have to know about the </text:span><text:span text:style-name="Code_20_Inline"><text:span text:style-name="T4">book</text:span></text:span><text:span text:style-name="T4"> or </text:span><text:span text:style-name="Code_20_Inline"><text:span text:style-name="T4">periodical</text:span></text:span><text:span text:style-name="T4"> classes. As far as it is concerned, </text:span><text:span text:style-name="Code_20_Inline"><text:span text:style-name="T4">w</text:span></text:span><text:span text:style-name="T4"> is a reference to a </text:span><text:span text:style-name="Code_20_Inline"><text:span text:style-name="T4">work</text:span></text:span><text:span text:style-name="T4"> object. The only member functions you can call are those declared in the </text:span><text:span text:style-name="Code_20_Inline"><text:span text:style-name="T4">work</text:span></text:span><text:span text:style-name="T4"> class. Nonetheless, when </text:span><text:span text:style-name="Code_20_Inline"><text:span text:style-name="T4">showoff</text:span></text:span><text:span text:style-name="T4"> calls </text:span><text:span text:style-name="Code_20_Inline"><text:span text:style-name="T4">print</text:span></text:span><text:span text:style-name="T4">, it will invoke </text:span><text:span text:style-name="Code_20_Inline"><text:span text:style-name="T4">book</text:span></text:span><text:span text:style-name="T4">’s </text:span><text:span text:style-name="Code_20_Inline"><text:span text:style-name="T4">print</text:span></text:span><text:span text:style-name="T4"> or </text:span><text:span text:style-name="Code_20_Inline"><text:span text:style-name="T4">periodical</text:span></text:span><text:span text:style-name="T4">’s </text:span><text:span text:style-name="Code_20_Inline"><text:span text:style-name="T4">print</text:span></text:span><text:span text:style-name="T4">, if the object’s true type is </text:span><text:span text:style-name="Code_20_Inline"><text:span text:style-name="T4">book</text:span></text:span><text:span text:style-name="T4"> or </text:span><text:span text:style-name="Code_20_Inline"><text:span text:style-name="T4">periodical</text:span></text:span><text:span text:style-name="T4">.</text:span></text:p>
      <text:p text:style-name="Body_20_Text_20_Cont"><text:span text:style-name="Strong_20_Emphasis"><text:span text:style-name="T17">Write an output operator (</text:span></text:span><text:span text:style-name="Code_20_Inline"><text:span text:style-name="T6">operator&lt;&lt;</text:span></text:span><text:span text:style-name="Strong_20_Emphasis"><text:span text:style-name="T17">) that prints a </text:span></text:span><text:span text:style-name="Code_20_Inline"><text:span text:style-name="T5">work</text:span></text:span><text:span text:style-name="Strong_20_Emphasis"><text:span text:style-name="T17"> object by calling its </text:span></text:span><text:span text:style-name="Code_20_Inline"><text:span text:style-name="T5">print</text:span></text:span><text:span text:style-name="Strong_20_Emphasis"><text:span text:style-name="T17"> member function.</text:span></text:span><text:span text:style-name="T4"> Compare your solution with my solution, as shown in Listing 3</text:span><text:span text:style-name="T8">9</text:span><text:span text:style-name="T4">-3.</text:span></text:p>
      <text:p text:style-name="Code_20_Caption"><text:span text:style-name="T9">Listing</text:span><text:span text:style-name="T5"> </text:span><text:span text:style-name="T9">3</text:span><text:span text:style-name="T10">9</text:span><text:span text:style-name="T9">-3.</text:span> Output Operator for Class <text:span text:style-name="Code_20_Inline"><text:span text:style-name="T14">work</text:span></text:span></text:p>
      <text:p text:style-name="Code">std::ostream&amp; operator&lt;&lt;(std::ostream&amp; out, work const&amp; w)</text:p>
      <text:p text:style-name="Code">{</text:p>
      <text:p text:style-name="Code"><text:span text:style-name="T15"><text:s text:c="2"/></text:span>w.print(out);</text:p>
      <text:p text:style-name="Code"><text:span text:style-name="T15"><text:s text:c="2"/></text:span>return out;</text:p>
      <text:p text:style-name="Code">}</text:p>
      <text:p text:style-name="P1"><text:span text:style-name="T4">Writing the output operator is perfectly normal. Just be certain you declare </text:span><text:span text:style-name="Code_20_Inline"><text:span text:style-name="T4">w</text:span></text:span><text:span text:style-name="T4"> as a reference. Polymorphic magic does not occur with ordinary objects, only references. With this operator, you can write any </text:span><text:span text:style-name="Code_20_Inline"><text:span text:style-name="T4">wor</text:span></text:span><text:span text:style-name="T4">k-derived object to an output stream, and it will print using its </text:span><text:span text:style-name="Code_20_Inline"><text:span text:style-name="T4">print</text:span></text:span><text:span text:style-name="T4"> function.</text:span></text:p>
      <text:p text:style-name="Note_2f_Tip_2f_Caution"><text:span text:style-name="Dingbat_20_Symbol"><text:span text:style-name="T12"></text:span></text:span><text:span text:style-name="Dingbat_20_Symbol"><text:span text:style-name="T7"></text:span></text:span><text:span text:style-name="Strong_20_Emphasis">Tip</text:span><text:span text:style-name="T4"><text:tab/></text:span>The <text:span text:style-name="Code_20_Inline">const</text:span> keyword, if present, always comes before <text:span text:style-name="Code_20_Inline">override</text:span>. Although the specifiers, such as <text:span text:style-name="Code_20_Inline">virtual</text:span>, can be mixed freely with the function’s return type (even if the result is strange, such as <text:span text:style-name="Code_20_Inline">int</text:span> <text:span text:style-name="Code_20_Inline">virtual</text:span> <text:span text:style-name="Code_20_Inline">long</text:span> <text:span text:style-name="Code_20_Inline">function()</text:span><text:span text:style-name="T4">), </text:span>the <text:span text:style-name="Code_20_Inline">const</text:span> qualifier and <text:span text:style-name="Code_20_Inline">override</text:span> specifier must follow a strict order.</text:p>
      <text:h text:style-name="Heading_20_1" text:outline-level="1"><text:bookmark-start text:name="type1"/><text:bookmark-end text:name="type"/><text:soft-page-break/>Virtual Functions</text:h>
      <text:p text:style-name="Body_20_Text_20_First">A polymorphic function is called a<text:span text:style-name="T4"> </text:span><text:span text:style-name="Emphasis"><text:span text:style-name="T20">virtual</text:span></text:span><text:span text:style-name="T21"> </text:span><text:span text:style-name="Emphasis"><text:span text:style-name="T20">function</text:span></text:span> in C++<text:span text:style-name="T4">,</text:span> <text:span text:style-name="T4">owing</text:span> to the <text:span text:style-name="Code_20_Inline">virtual</text:span> keyword. Once a<text:span text:style-name="T4"> </text:span>function is defined as virtual, it remains so in every derived class. The virtual function must have the same name, the same return type, and the same number and type of parameters (but the parameters can have different names) in the derived class.</text:p>
      <text:p text:style-name="Body_20_Text_20_Cont"><text:span text:style-name="T4">A derived class is not required to implement a virtual function. If it doesn’t, it inherits the base class function the same way it does for a non-virtual function. When a derived class implements a virtual function, it is said to </text:span><text:span text:style-name="Emphasis"><text:span text:style-name="T22">override</text:span></text:span><text:span text:style-name="T4"> the function, because the derived class’s behavior overrides the behavior that would have been inherited from the base class.</text:span></text:p>
      <text:p text:style-name="Body_20_Text_20_Cont"><text:span text:style-name="T4">In the derived class, the </text:span><text:span text:style-name="Code_20_Inline"><text:span text:style-name="T4">override</text:span></text:span><text:span text:style-name="T4"> specifier is optional but helps to prevent mistakes. If you accidentally mistype the function’s name or parameters in the derived class, the compiler might think you are defining a brand-new function. By adding </text:span><text:span text:style-name="Code_20_Inline"><text:span text:style-name="T4">override</text:span></text:span><text:span text:style-name="T4">, you tell the compiler that you intend to override a virtual function that was declared in the base class. If the compiler cannot find a matching function in the base class, it issues an error message.</text:span></text:p>
      <text:p text:style-name="Body_20_Text_20_Cont"><text:span text:style-name="Strong_20_Emphasis"><text:span text:style-name="T17">Add a class, </text:span></text:span><text:span text:style-name="Code_20_Inline"><text:span text:style-name="T6">movie</text:span></text:span><text:span text:style-name="Strong_20_Emphasis"><text:span text:style-name="T17">, to the library classes.</text:span></text:span><text:span text:style-name="T4"> The </text:span><text:span text:style-name="Code_20_Inline"><text:span text:style-name="T4">movie</text:span></text:span><text:span text:style-name="T4"> class represents a movie or film recording on tape or disc. Like </text:span><text:span text:style-name="Code_20_Inline"><text:span text:style-name="T4">book</text:span></text:span><text:span text:style-name="T4"> and </text:span><text:span text:style-name="Code_20_Inline"><text:span text:style-name="T4">periodical</text:span></text:span><text:span text:style-name="T4">, the </text:span><text:span text:style-name="Code_20_Inline"><text:span text:style-name="T4">movie</text:span></text:span><text:span text:style-name="T4"> class derives from </text:span><text:span text:style-name="Code_20_Inline"><text:span text:style-name="T4">work</text:span></text:span><text:span text:style-name="T4">. For the sake of simplicity, define a </text:span><text:span text:style-name="Code_20_Inline"><text:span text:style-name="T4">movie</text:span></text:span><text:span text:style-name="T4"> as having an integer running time (in minutes), in addition to the members it inherits from </text:span><text:span text:style-name="Code_20_Inline"><text:span text:style-name="T4">work</text:span></text:span><text:span text:style-name="T4">. Do not override </text:span><text:span text:style-name="Code_20_Inline"><text:span text:style-name="T4">print</text:span></text:span><text:span text:style-name="T4"> yet. Compare your class to Listing 3</text:span><text:span text:style-name="T8">9</text:span><text:span text:style-name="T4">-4.</text:span></text:p>
      <text:p text:style-name="Code_20_Caption"><text:span text:style-name="T9">Listing</text:span><text:span text:style-name="T5"> </text:span><text:span text:style-name="T9">3</text:span><text:span text:style-name="T10">9</text:span><text:span text:style-name="T9">-4.</text:span> Adding a<text:span text:style-name="T4"> </text:span>Class <text:span text:style-name="Code_20_Inline"><text:span text:style-name="T14">movie</text:span></text:span></text:p>
      <text:p text:style-name="Code">class movie : public work</text:p>
      <text:p text:style-name="Code">{</text:p>
      <text:p text:style-name="Code">public:</text:p>
      <text:p text:style-name="Code"><text:span text:style-name="T15"><text:s text:c="2"/></text:span>movie() : work{}, runtime_{0} {}</text:p>
      <text:p text:style-name="Code"><text:span text:style-name="T15"><text:s text:c="2"/></text:span>movie(movie const&amp;) = default;</text:p>
      <text:p text:style-name="P3"><text:span text:style-name="T15"><text:s text:c="2"/></text:span>movie(std::string_<text:span text:style-name="T24">view</text:span> id, std::string_<text:span text:style-name="T24">view</text:span> title, int runtime)</text:p>
      <text:p text:style-name="Code"><text:span text:style-name="T15"><text:s text:c="2"/></text:span>: work{id, title}, runtime_{runtime}</text:p>
      <text:p text:style-name="Code"><text:span text:style-name="T15"><text:s text:c="2"/></text:span>{}</text:p>
      <text:p text:style-name="Code"><text:span text:style-name="T15"><text:s text:c="2"/></text:span>int runtime() const { return runtime_; }</text:p>
      <text:p text:style-name="Code">private:</text:p>
      <text:p text:style-name="Code"><text:span text:style-name="T15"><text:s text:c="2"/></text:span>int runtime_; ///&lt; running length in minutes</text:p>
      <text:p text:style-name="Code">};</text:p>
      <text:p text:style-name="Body_20_Text_20_Cont"><text:soft-page-break/><text:span text:style-name="Strong_20_Emphasis"><text:span text:style-name="T17">Now modify the test program from Listing 3</text:span></text:span><text:span text:style-name="Strong_20_Emphasis"><text:span text:style-name="T18">9</text:span></text:span><text:span text:style-name="Strong_20_Emphasis"><text:span text:style-name="T4">-</text:span></text:span><text:span text:style-name="Strong_20_Emphasis"><text:span text:style-name="T17">2 to create and print a </text:span></text:span><text:span text:style-name="Code_20_Inline"><text:span text:style-name="T6">movie</text:span></text:span><text:span text:style-name="Strong_20_Emphasis"><text:span text:style-name="T17"> object.</text:span></text:span><text:span text:style-name="T4"> If you want, you can take advantage of the new output operator, instead of calling </text:span><text:span text:style-name="Code_20_Inline"><text:span text:style-name="T4">showoff</text:span></text:span><text:span text:style-name="T4">. Compare your program with Listing 3</text:span><text:span text:style-name="T8">9</text:span><text:span text:style-name="T4">-5.</text:span></text:p>
      <text:p text:style-name="Code_20_Caption"><text:span text:style-name="T9">Listing</text:span><text:span text:style-name="T5"> </text:span><text:span text:style-name="T9">3</text:span><text:span text:style-name="T10">9</text:span><text:span text:style-name="T9">-5.</text:span> Using the New <text:span text:style-name="Code_20_Inline"><text:span text:style-name="T14">movie</text:span></text:span> Class</text:p>
      <text:p text:style-name="Code">#include &lt;iostream&gt;</text:p>
      <text:p text:style-name="Code">#include &lt;string&gt;</text:p>
      <text:p text:style-name="Code"/>
      <text:p text:style-name="Code">// All of Listing<text:span text:style-name="T4"> </text:span>3<text:span text:style-name="T30">9</text:span>-1 belongs here</text:p>
      <text:p text:style-name="Code">// All of Listing<text:span text:style-name="T4"> </text:span>3<text:span text:style-name="T30">9</text:span>-3 belongs here</text:p>
      <text:p text:style-name="Code">// All of Listing<text:span text:style-name="T4"> </text:span>3<text:span text:style-name="T30">9</text:span>-4 belongs here</text:p>
      <text:p text:style-name="Code">... omitted for brevity ...</text:p>
      <text:p text:style-name="Code"/>
      <text:p text:style-name="Code">int main()</text:p>
      <text:p text:style-name="Code">{</text:p>
      <text:p text:style-name="Code"><text:span text:style-name="T15"><text:s text:c="2"/></text:span>book sc{"1", "The Sun Also Crashes", "Ernest Lemmingway", 2000};</text:p>
      <text:p text:style-name="Code"><text:span text:style-name="T15"><text:s text:c="2"/></text:span>book ecpp{"2", "Exploring C++", "Ray Lischner", 2006};</text:p>
      <text:p text:style-name="Code"><text:span text:style-name="T15"><text:s text:c="2"/></text:span>periodical pop{"3", "Popular C++", 13, 42, "January 1, 2000"};</text:p>
      <text:p text:style-name="Code"><text:span text:style-name="T15"><text:s text:c="2"/></text:span>periodical today{"4", "C++ Today", 1, 1, "January 13, 1984"};</text:p>
      <text:p text:style-name="Code"><text:span text:style-name="T15"><text:s text:c="2"/></text:span>movie tr{"5", "Lord of the Token Rings", 314};</text:p>
      <text:p text:style-name="Code"/>
      <text:p text:style-name="Code"><text:span text:style-name="T15"><text:s text:c="2"/></text:span>std::cout &lt;&lt; sc &lt;&lt; '\n';</text:p>
      <text:p text:style-name="Code"><text:span text:style-name="T15"><text:s text:c="2"/></text:span>std::cout &lt;&lt; ecpp &lt;&lt; '\n';</text:p>
      <text:p text:style-name="Code"><text:span text:style-name="T15"><text:s text:c="2"/></text:span>std::cout &lt;&lt; pop &lt;&lt; '\n';</text:p>
      <text:p text:style-name="Code"><text:span text:style-name="T15"><text:s text:c="2"/></text:span>std::cout &lt;&lt; today &lt;&lt; '\n';</text:p>
      <text:p text:style-name="Code"><text:span text:style-name="T15"><text:s text:c="2"/></text:span>std::cout &lt;&lt; tr &lt;&lt; '\n';</text:p>
      <text:p text:style-name="Code">}</text:p>
      <text:p text:style-name="Body_20_Text_20_Cont"><text:span text:style-name="Strong_20_Emphasis"><text:span text:style-name="T17">What do you expect as the last line of output?</text:span></text:span></text:p>
      <text:p text:style-name="Unnumbered_20_List">_____________________________________________________________</text:p>
      <text:p text:style-name="Body_20_Text_20_Cont"><text:span text:style-name="T4">Try it. </text:span><text:span text:style-name="Strong_20_Emphasis"><text:span text:style-name="T17">What do you get?</text:span></text:span></text:p>
      <text:p text:style-name="Unnumbered_20_List">_____________________________________________________________</text:p>
      <text:p text:style-name="Body_20_Text_20_Cont"><text:span text:style-name="T4">Because </text:span><text:span text:style-name="Code_20_Inline"><text:span text:style-name="T4">movie</text:span></text:span><text:span text:style-name="T4"> does not override </text:span><text:span text:style-name="Code_20_Inline"><text:span text:style-name="T4">print</text:span></text:span><text:span text:style-name="T4">, it inherits the implementation from the base class, </text:span><text:span text:style-name="Code_20_Inline"><text:span text:style-name="T4">work</text:span></text:span><text:span text:style-name="T4">. The definition of </text:span><text:span text:style-name="Code_20_Inline"><text:span text:style-name="T4">print</text:span></text:span><text:span text:style-name="T4"> in the </text:span><text:span text:style-name="Code_20_Inline"><text:span text:style-name="T4">work</text:span></text:span><text:span text:style-name="T4"> class does nothing, so printing the </text:span><text:span text:style-name="Code_20_Inline"><text:span text:style-name="T4">tr</text:span></text:span><text:span text:style-name="T4"> object prints nothing.</text:span></text:p>
      <text:p text:style-name="Body_20_Text_20_Cont"><text:span text:style-name="Strong_20_Emphasis"><text:span text:style-name="T17">Fix the problem by adding </text:span></text:span><text:span text:style-name="Code_20_Inline"><text:span text:style-name="T6">print</text:span></text:span><text:span text:style-name="Strong_20_Emphasis"><text:span text:style-name="T17"> to the </text:span></text:span><text:span text:style-name="Strong_20_Emphasis"><text:span text:style-name="T23">movie</text:span></text:span><text:span text:style-name="Strong_20_Emphasis"><text:span text:style-name="T17"> class.</text:span></text:span><text:span text:style-name="T4"> Now your </text:span><text:span text:style-name="Code_20_Inline"><text:span text:style-name="T4">movie</text:span></text:span><text:span text:style-name="T4"> class should look something like Listing 3</text:span><text:span text:style-name="T8">9</text:span><text:span text:style-name="T4">-6.</text:span></text:p>
      <text:p text:style-name="Code_20_Caption"><text:soft-page-break/><text:span text:style-name="T9">Listing</text:span><text:span text:style-name="T5"> </text:span><text:span text:style-name="T9">3</text:span><text:span text:style-name="T10">9</text:span><text:span text:style-name="T9">-6.</text:span> Adding a<text:span text:style-name="T4"> </text:span><text:span text:style-name="Code_20_Inline"><text:span text:style-name="T14">print</text:span></text:span> Member Function to the <text:span text:style-name="Code_20_Inline"><text:span text:style-name="T14">movie</text:span></text:span> Class</text:p>
      <text:p text:style-name="Code">class movie : public work</text:p>
      <text:p text:style-name="Code">{</text:p>
      <text:p text:style-name="Code">public:</text:p>
      <text:p text:style-name="Code"><text:span text:style-name="T15"><text:s text:c="2"/></text:span>movie() : work{}, runtime_{0} {}</text:p>
      <text:p text:style-name="Code"><text:span text:style-name="T15"><text:s text:c="2"/></text:span>movie(movie const&amp;) = default;</text:p>
      <text:p text:style-name="P3"><text:span text:style-name="T15"><text:s text:c="2"/></text:span>movie(std::string_<text:span text:style-name="T24">view</text:span> id, std::string_<text:span text:style-name="T24">view</text:span> title, int runtime)</text:p>
      <text:p text:style-name="Code"><text:span text:style-name="T15"><text:s text:c="2"/></text:span>: work{id, title}, runtime_{runtime}</text:p>
      <text:p text:style-name="Code"><text:span text:style-name="T15"><text:s text:c="2"/></text:span>{}</text:p>
      <text:p text:style-name="Code"><text:span text:style-name="T15"><text:s text:c="2"/></text:span>int runtime() const { return runtime_; }</text:p>
      <text:p text:style-name="Code"><text:span text:style-name="T11"><text:s/></text:span><text:span text:style-name="T27"><text:s/></text:span><text:span text:style-name="Code_20_Bold"><text:span text:style-name="T25">void print(std::ostream&amp; out)</text:span></text:span></text:p>
      <text:p text:style-name="Code"><text:span text:style-name="Code_20_Bold"><text:span text:style-name="T27"><text:s text:c="2"/></text:span></text:span><text:span text:style-name="Code_20_Bold"><text:span text:style-name="T25">const override</text:span></text:span></text:p>
      <text:p text:style-name="Code"><text:span text:style-name="Code_20_Bold"><text:span text:style-name="T27"><text:s text:c="2"/></text:span></text:span><text:span text:style-name="Code_20_Bold"><text:span text:style-name="T25">{</text:span></text:span></text:p>
      <text:p text:style-name="Code"><text:span text:style-name="Code_20_Bold"><text:span text:style-name="T27"><text:s text:c="4"/></text:span></text:span><text:span text:style-name="Code_20_Bold"><text:span text:style-name="T25">out &lt;&lt; title() &lt;&lt; " (" &lt;&lt; runtime() &lt;&lt; " min)";</text:span></text:span></text:p>
      <text:p text:style-name="Code"><text:span text:style-name="Code_20_Bold"><text:span text:style-name="T27"><text:s text:c="2"/></text:span></text:span><text:span text:style-name="Code_20_Bold"><text:span text:style-name="T25">}</text:span></text:span></text:p>
      <text:p text:style-name="Code">private:</text:p>
      <text:p text:style-name="Code"><text:span text:style-name="T15"><text:s text:c="2"/></text:span>int runtime_; ///&lt; running length in minutes</text:p>
      <text:p text:style-name="Code">};</text:p>
      <text:p text:style-name="Body_20_Text_20_Cont"><text:span text:style-name="T4">The </text:span><text:span text:style-name="Code_20_Inline"><text:span text:style-name="T4">override</text:span></text:span><text:span text:style-name="T4"> keyword is optional in the derived class but highly recommended. Some programmers also use the </text:span><text:span text:style-name="Code_20_Inline"><text:span text:style-name="T4">virtual</text:span></text:span><text:span text:style-name="T4"> keyword in the derived classes. In C++ 03, this served as a reminder to the human reader that the derived class function overrides a virtual function. The </text:span><text:span text:style-name="Code_20_Inline"><text:span text:style-name="T4">override</text:span></text:span><text:span text:style-name="T4"> specifier was added in C++ 11 and has the added feature of telling the compiler the same thing, so the compiler can check your work and complain if you make a mistake. I urge you to use </text:span><text:span text:style-name="Code_20_Inline"><text:span text:style-name="T4">override</text:span></text:span><text:span text:style-name="T4"> everywhere it belongs.</text:span></text:p>
      <text:p text:style-name="P4"><text:bookmark-end text:name="type1"/>Evolution of a language</text:p>
      <text:p text:style-name="Side_20_Bar_20_Body">You may find it odd that the <text:span text:style-name="Code_20_Inline">virtual</text:span> keyword appears at the start of a function header and <text:span text:style-name="Code_20_Inline">override</text:span> appears at the end. You are witnessing the compromises that are often necessary when a language evolves.</text:p>
      <text:p text:style-name="Side_20_Bar_20_Body">The <text:span text:style-name="Code_20_Inline">override</text:span> specifier is new in C++ 11. One way to add the <text:span text:style-name="Code_20_Inline">override</text:span> specifier would have been to add it to the list of function specifiers, like <text:span text:style-name="Code_20_Inline">virtual</text:span>. But adding a new keyword to a language is fraught with difficulty. Every existing program that uses <text:span text:style-name="Code_20_Inline">override</text:span> as a variable or other user-defined name would break. Programmers all over the world would <text:span text:style-name="T4">have</text:span> to check and possibly modify their software to avoid this new keyword.</text:p>
      <text:p text:style-name="Side_20_Bar_20_Body">So the C++ standard committee devised a way to add <text:span text:style-name="Code_20_Inline">override</text:span> without making it a reserved keyword. The syntax of a function declaration puts the <text:span text:style-name="Code_20_Inline">const</text:span> qualifier in a special place. No <text:soft-page-break/>other identifiers are allowed there, so it is easy to add <text:span text:style-name="Code_20_Inline">override</text:span> to the syntax for member functions in a manner similar to <text:span text:style-name="Code_20_Inline">const</text:span>, and with no risk of breaking existing code.</text:p>
      <text:p text:style-name="Side_20_Bar_20_Last">Other new language features use existing keywords in new ways, such as <text:span text:style-name="Code_20_Inline">=default</text:span> and <text:span text:style-name="Code_20_Inline">=delete</text:span> for constructors. But a few new keywords were added, and they bring with them the risk of breaking existing code. So the committee tried to choose names that would be less likely to conflict with existing user-chosen names. You will see examples of some of these new keywords later in the book.</text:p>
      <text:h text:style-name="Heading_20_1" text:outline-level="1"><text:bookmark-start text:name="type2"/>References and Slices</text:h>
      <text:p text:style-name="Body_20_Text_20_First">The <text:span text:style-name="Code_20_Inline">showoff</text:span> function in Listing<text:span text:style-name="T4"> </text:span>3<text:span text:style-name="T24">9</text:span>-2 and the output operator in Listing<text:span text:style-name="T4"> </text:span>3<text:span text:style-name="T24">9</text:span>-3 declare their parameter as a<text:span text:style-name="T4"> </text:span>reference to <text:span text:style-name="Code_20_Inline">const</text:span> <text:span text:style-name="Code_20_Inline">work</text:span>. <text:span text:style-name="Strong_20_Emphasis"><text:span text:style-name="T16">What do you expect </text:span></text:span><text:span text:style-name="Strong_20_Emphasis"><text:span text:style-name="T17">would</text:span></text:span><text:span text:style-name="Strong_20_Emphasis"><text:span text:style-name="T16"> happen if you were to change them to pass-by-value?</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ry it. Delete the ampersand in the declaration of the output operator, as shown in the following:</text:p>
      <text:p text:style-name="Code">std::ostream&amp; operator&lt;&lt;(std::ostream&amp; out, work w)</text:p>
      <text:p text:style-name="Code">{</text:p>
      <text:p text:style-name="Code"><text:span text:style-name="T15"><text:s text:c="2"/></text:span>w.print(out);</text:p>
      <text:p text:style-name="Code"><text:span text:style-name="T15"><text:s text:c="2"/></text:span>return out;</text:p>
      <text:p text:style-name="Code">}</text:p>
      <text:p text:style-name="Body_20_Text_20_Cont"><text:span text:style-name="T4">Run the test program from Listing 3</text:span><text:span text:style-name="T8">9</text:span><text:span text:style-name="T4">-5. </text:span><text:span text:style-name="Strong_20_Emphasis"><text:span text:style-name="T19">What is the actual output?</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Strong_20_Emphasis"><text:span text:style-name="T19">Explain what happened.</text:span></text:span></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T4">When you pass an argument by value or assign a derived class object to a base class variable, you lose polymorphism. For instance, instead of a </text:span><text:span text:style-name="Code_20_Inline"><text:span text:style-name="T4">book</text:span></text:span><text:span text:style-name="T4">, the result is an honest-to-goodness, genuine, no-artificial-ingredients </text:span><text:span text:style-name="Code_20_Inline"><text:span text:style-name="T4">work</text:span></text:span><text:span text:style-name="T4">—with no memory of </text:span><text:span text:style-name="Code_20_Inline"><text:span text:style-name="T4">book</text:span></text:span><text:span text:style-name="T4">-ness whatsoever. Thus, the output operator ends up calling </text:span><text:span text:style-name="Code_20_Inline"><text:span text:style-name="T4">work</text:span></text:span><text:span text:style-name="T4">’s version of </text:span><text:span text:style-name="Code_20_Inline"><text:span text:style-name="T4">print</text:span></text:span><text:span text:style-name="T4"> every time the output operator calls it. That’s why the program’s output is a bunch of empty lines. When you pass a </text:span><text:span text:style-name="Code_20_Inline"><text:span text:style-name="T4">book</text:span></text:span><text:span text:style-name="T4"> object to the output operator, not only do you lose polymorphism, but you also lose all sense of </text:span><text:span text:style-name="Code_20_Inline"><text:span text:style-name="T4">boo</text:span></text:span><text:span text:style-name="T4">k-ness. In particular, you lose the </text:span><text:span text:style-name="Code_20_Inline"><text:span text:style-name="T4">author_</text:span></text:span><text:span text:style-name="T4"> and </text:span><text:span text:style-name="Code_20_Inline"><text:span text:style-name="T4">pubyear_</text:span></text:span><text:span text:style-name="T4"> data members. The data members that a derived class adds are </text:span><text:span text:style-name="Emphasis"><text:span text:style-name="T22">sliced</text:span></text:span><text:span text:style-name="T4"> away when the object is copied to a base class variable. Another way to look at it is this: because the derived class members are sliced away, what is left is only a </text:span><text:span text:style-name="Code_20_Inline"><text:span text:style-name="T4">work</text:span></text:span><text:span text:style-name="T4"> object, so you cannot have polymorphism. The same thing occurs with assignment.</text:span></text:p>
      <text:p text:style-name="Code">work w;</text:p>
      <text:p text:style-name="Code">book nuts{"7", "C++ in a Nutshell", "Ray Lischner", 2003};</text:p>
      <text:p text:style-name="Code">w = nuts; // slices away the author_ and pubyear_; copies only id_ and title_</text:p>
      <text:p text:style-name="Body_20_Text_20_Cont"><text:span text:style-name="T4">Slicing is easy to avoid when writing functions (pass all arguments by reference) but harder to cope with for assignment. The techniques you need to manage assignment come much later in this book. For now, I will focus on writing polymorphic functions.</text:span></text:p>
      <text:h text:style-name="Heading_20_1" text:outline-level="1"><text:bookmark-end text:name="type2"/>Pure Virtual Functions</text:h>
      <text:p text:style-name="Body_20_Text_20_First">The class <text:span text:style-name="Code_20_Inline">work</text:span> defines the <text:span text:style-name="Code_20_Inline">print</text:span> function, but the function doesn’t do anything useful. In order to be useful, every derived class must override <text:span text:style-name="Code_20_Inline">print</text:span>. The author of a<text:span text:style-name="T4"> </text:span>base class, such as <text:span text:style-name="Code_20_Inline">work</text:span>, can ensure that every derived class properly overrides a<text:span text:style-name="T4"> </text:span>virtual function<text:span text:style-name="T4">,</text:span> by omitting the body of the function and substituting the tokens, <text:span text:style-name="Code_20_Inline">=</text:span> <text:span text:style-name="Code_20_Inline">0</text:span>, instead. These tokens mark the function as a<text:span text:style-name="T4"> </text:span><text:span text:style-name="Emphasis"><text:span text:style-name="T20">pure virtual function</text:span></text:span>, which means the function has no implementation to inherit, and derived classes must override the function.</text:p>
      <text:p text:style-name="Body_20_Text_20_Cont"><text:span text:style-name="Strong_20_Emphasis"><text:span text:style-name="T17">Modify the </text:span></text:span><text:span text:style-name="Code_20_Inline"><text:span text:style-name="T3">work</text:span></text:span><text:span text:style-name="Strong_20_Emphasis"><text:span text:style-name="T17"> class to make </text:span></text:span><text:span text:style-name="Code_20_Inline"><text:span text:style-name="T2">print</text:span></text:span><text:span text:style-name="Strong_20_Emphasis"><text:span text:style-name="T17"> a pure virtual function.</text:span></text:span><text:span text:style-name="Strong_20_Emphasis"><text:span text:style-name="T4"> </text:span></text:span><text:span text:style-name="Strong_20_Emphasis"><text:span text:style-name="T17">Then delete the </text:span></text:span><text:span text:style-name="Code_20_Inline"><text:span text:style-name="T3">book</text:span></text:span><text:span text:style-name="Strong_20_Emphasis"><text:span text:style-name="T17"> class’s </text:span></text:span><text:span text:style-name="Code_20_Inline"><text:span text:style-name="T3">print</text:span></text:span><text:span text:style-name="Strong_20_Emphasis"><text:span text:style-name="T17"> function, just to see what happens. What does happen?</text:span></text:span></text:p>
      <text:p text:style-name="Unnumbered_20_List">_____________________________________________________________</text:p>
      <text:p text:style-name="Unnumbered_20_List"><text:soft-page-break/>_____________________________________________________________</text:p>
      <text:p text:style-name="Body_20_Text_20_Cont"><text:span text:style-name="T4">The compiler enforces the rules for pure virtual functions. A class that has at least one pure virtual function is said to be </text:span><text:span text:style-name="Emphasis"><text:span text:style-name="T22">abstract</text:span></text:span><text:span text:style-name="T4">. You cannot define an object of abstract type. </text:span><text:span text:style-name="Strong_20_Emphasis"><text:span text:style-name="T17">Fix the program.</text:span></text:span><text:span text:style-name="T4"> The new </text:span><text:span text:style-name="Code_20_Inline"><text:span text:style-name="T4">work</text:span></text:span><text:span text:style-name="T4"> class should look something like Listing 3</text:span><text:span text:style-name="T8">9</text:span><text:span text:style-name="T4">-7.</text:span></text:p>
      <text:p text:style-name="Code_20_Caption"><text:span text:style-name="T9">Listing</text:span><text:span text:style-name="T5"> </text:span><text:span text:style-name="T9">3</text:span><text:span text:style-name="T10">9</text:span><text:span text:style-name="T9">-7.</text:span> Defining <text:span text:style-name="Code_20_Inline"><text:span text:style-name="T14">work</text:span></text:span> As an Abstract Class</text:p>
      <text:p text:style-name="Code">class work</text:p>
      <text:p text:style-name="Code">{</text:p>
      <text:p text:style-name="Code">public:</text:p>
      <text:p text:style-name="Code"><text:span text:style-name="T15"><text:s text:c="2"/></text:span>work() = default;</text:p>
      <text:p text:style-name="Code"><text:span text:style-name="T15"><text:s text:c="2"/></text:span>work(work const&amp;) = default;</text:p>
      <text:p text:style-name="P3"><text:span text:style-name="T15"><text:s text:c="2"/></text:span>work(std::string_<text:span text:style-name="T24">view</text:span> id, std::string_<text:span text:style-name="T24">view</text:span> title) : id_(id), title_(title) {}</text:p>
      <text:p text:style-name="Code"><text:span text:style-name="T15"><text:s text:c="2"/></text:span>virtual ~work() {}</text:p>
      <text:p text:style-name="Code"><text:span text:style-name="T15"><text:s text:c="2"/></text:span>std::string const&amp; id() <text:s text:c="3"/>const { return id_; }</text:p>
      <text:p text:style-name="Code"><text:span text:style-name="T15"><text:s text:c="2"/></text:span>std::string const&amp; title() const { return title_; }</text:p>
      <text:p text:style-name="Code"><text:span text:style-name="T11"><text:s/></text:span><text:span text:style-name="T27"><text:s/></text:span><text:span text:style-name="Code_20_Bold"><text:span text:style-name="T25">virtual void print(std::ostream&amp; out) const = 0;</text:span></text:span></text:p>
      <text:p text:style-name="Code">private:</text:p>
      <text:p text:style-name="Code"><text:span text:style-name="T15"><text:s text:c="2"/></text:span>std::string id_;</text:p>
      <text:p text:style-name="Code"><text:span text:style-name="T15"><text:s text:c="2"/></text:span>std::string title_;</text:p>
      <text:p text:style-name="Code">};</text:p>
      <text:h text:style-name="Heading_20_1" text:outline-level="1">Virtual Destructors</text:h>
      <text:p text:style-name="Body_20_Text_20_First">Although most classes you are writing at this time do not <text:span text:style-name="T4">require</text:span> destructors, I<text:span text:style-name="T4"> </text:span>want to mention an important implementation rule. Any class that has virtual functions must declare its destructor to be virtual too. This rule is a<text:span text:style-name="T4"> </text:span>programming guideline, not a<text:span text:style-name="T4"> </text:span>semantic requirement, so the compiler will not help you by issuing a<text:span text:style-name="T4"> </text:span>message when you break it (although some compilers may issue a<text:span text:style-name="T4"> </text:span>warning). Instead, you <text:span text:style-name="T4">must</text:span> enforce this rule yourself<text:span text:style-name="T4">,</text:span> through discipline.</text:p>
      <text:p text:style-name="Body_20_Text_20_Cont">I will repeat the rule when you begin to write classes that require destructors. If you try any experiments on your own, please be mindful of this rule, or else your programs could be subject to subtle problems—or not-so-subtle crashes.</text:p>
      <text:p text:style-name="Body_20_Text_20_Cont">The next Exploration continues the discussion of classes and their relationship in the C++ type system.<text:bookmark text:name="Ref_Chapter"/></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Fallback" svg:font-family="'Droid Sans Fallback', 'MS Mincho'" style:font-pitch="variable"/>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Condensed1" svg:font-family="'HelveticaNeue Condensed', 'Courier New'" style:font-family-generic="swiss" style:font-pitch="variable"/>
    <style:font-face style:name="HelveticaNeue MediumCond1" svg:font-family="'HelveticaNeue MediumCond'"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 fo:font-family="Utopia" style:font-family-generic="roman"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 style:font-family-complex="Utopia" style:font-family-generic-complex="roman" style:font-pitch-complex="variable" style:font-size-complex="10pt" style:language-complex="ar" style:country-complex="SA" fo:hyphenate="false" fo:hyphenation-remain-char-count="2" fo:hyphenation-push-char-count="2"/>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dotte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Courier New'" style:font-family-generic="swiss" style:font-pitch="variable" fo:letter-spacing="-0.0138in" fo:font-weight="normal" style:font-weight-asian="normal" style:font-name-complex="HelveticaNeue MediumCond" style:font-family-complex="'HelveticaNeue MediumCond', 'Courier New'"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Courier New'" style:font-family-generic="swiss" style:font-pitch="variable" fo:language="en" fo:country="US" fo:font-weight="bold" style:font-weight-asian="bold" style:font-name-complex="HelveticaNeue MediumCond" style:font-family-complex="'HelveticaNeue MediumCond', 'Courier New'"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Courier New'" style:font-family-generic="swiss" style:font-pitch="variable" style:font-name-complex="HelveticaNeue MediumCond" style:font-family-complex="'HelveticaNeue MediumCond', 'Courier New'"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none" fo:country="none" fo:font-weight="bold" style:language-asian="none"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tru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1" fo:font-size="14pt" style:font-name-asian="ZapfDingbats1" style:font-size-asian="14pt" style:font-name-complex="ZapfDingbats1" style:font-size-complex="14pt"/>
    </style:style>
    <style:style style:name="MT1" style:family="text">
      <style:text-properties officeooo:rsid="000e8858"/>
    </style:style>
    <style:page-layout style:name="Mpm1">
      <style:page-layout-properties fo:page-width="7.5in" fo:page-height="9.25in" style:num-format="1" style:print-orientation="portrait" fo:margin-top="0.3752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1583in" fo:margin-top="0.1193in" style:dynamic-spacing="true"/>
      </style:footer-style>
    </style:page-layout>
  </office:automatic-styles>
  <office:master-styles>
    <style:master-page style:name="Standard" style:page-layout-name="Mpm1">
      <style:header>
        <text:p text:style-name="Header"/>
      </style:header>
      <loext:header-first>
        <text:p text:style-name="Chapter_20_Number">E X P L O R A T I O N <text:s/>3<text:span text:style-name="MT1">9</text:span></text:p>
        <text:p text:style-name="MP1"/>
        <text:p text:style-name="MP2"></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29T02:13:00</meta:creation-date>
    <dc:creator>Ray Lischner</dc:creator>
    <dc:date>2020-03-13T11:09:46.835096911</dc:date>
    <meta:print-date>2009-03-19T10:05:00</meta:print-date>
    <meta:editing-cycles>6</meta:editing-cycles>
    <meta:editing-duration>PT10M14S</meta:editing-duration>
    <meta:document-statistic meta:table-count="0" meta:image-count="0" meta:object-count="0" meta:page-count="11" meta:paragraph-count="233" meta:word-count="2579" meta:character-count="16924" meta:non-whitespace-character-count="14309"/>
    <meta:generator>LibreOffice/6.3.3.2.0$Linux_X86_64 LibreOffice_project/30$Build-2</meta:generator>
    <meta:user-defined meta:name="Chapter Number">39</meta:user-defined>
    <meta:user-defined meta:name="ContentType">Document</meta:user-defined>
  </office:meta>
</office:document-meta>
</file>